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1.27cm" fo:margin-right="0.688cm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.688cm" fo:text-align="justify" style:justify-single-word="false" fo:text-indent="0cm" style:auto-text-indent="false">
        <style:tab-stops/>
      </style:paragraph-properties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paragraph-properties fo:margin-left="0cm" fo:margin-right="0.688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.688cm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 style:list-style-name="L1">
      <style:text-properties style:font-name="Arial" fo:font-size="10pt" style:font-size-asian="10pt" style:font-size-complex="10pt"/>
    </style:style>
    <style:style style:name="P8" style:family="paragraph" style:parent-style-name="Standard" style:list-style-name="L1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margin-left="1.27cm" fo:margin-right="0.688cm" fo:text-align="justify" style:justify-single-word="false" fo:text-indent="-0.635cm" style:auto-text-indent="false">
        <style:tab-stops/>
      </style:paragraph-properties>
      <style:text-properties style:font-name="Arial" fo:font-size="10pt" fo:background-color="#ffff00" style:font-size-asian="10pt" style:font-size-complex="10pt"/>
    </style:style>
    <style:style style:name="P11" style:family="paragraph" style:parent-style-name="Standard" style:list-style-name="L2">
      <style:paragraph-properties fo:margin-left="1.27cm" fo:margin-right="0.688cm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ción del domino del problema (ámbito del problema)</text:p>
      <text:list xml:id="list1867302548" text:style-name="L1">
        <text:list-header>
          <text:p text:style-name="P7"/>
        </text:list-header>
        <text:list-item>
          <text:p text:style-name="P9">Inventario</text:p>
          <text:list>
            <text:list-item>
              <text:p text:style-name="P8">Entradas </text:p>
              <text:list>
                <text:list-item>
                  <text:p text:style-name="P7">Compra de productos a proveedores</text:p>
                </text:list-item>
                <text:list-item>
                  <text:p text:style-name="P7">Compra directa de productos</text:p>
                </text:list-item>
                <text:list-item>
                  <text:p text:style-name="P7">Devoluciones de los clientes</text:p>
                </text:list-item>
              </text:list>
            </text:list-item>
            <text:list-item>
              <text:p text:style-name="P8">Salidas</text:p>
              <text:list>
                <text:list-item>
                  <text:p text:style-name="P7">Devoluciones al proveedor</text:p>
                </text:list-item>
                <text:list-item>
                  <text:p text:style-name="P7">Ventas</text:p>
                  <text:list>
                    <text:list-item>
                      <text:p text:style-name="P7">A crédito (Prestamos)</text:p>
                    </text:list-item>
                    <text:list-item>
                      <text:p text:style-name="P7">Contado</text:p>
                    </text:list-item>
                  </text:list>
                </text:list-item>
                <text:list-item>
                  <text:p text:style-name="P7">Perdidas</text:p>
                  <text:list>
                    <text:list-item>
                      <text:p text:style-name="P7"/>
                    </text:list-item>
                  </text:list>
                </text:list-item>
              </text:list>
            </text:list-item>
          </text:list>
          <text:p text:style-name="P7"/>
        </text:list-item>
      </text:list>
      <text:p text:style-name="P1"/>
      <text:p text:style-name="P2">Declaración del dominio del problema (objetivos que se desean alcanzar)</text:p>
      <text:p text:style-name="P1"/>
      <text:list xml:id="list1866411271" text:style-name="L2">
        <text:list-item>
          <text:p text:style-name="P10">Generar un sistema que permita al comerciante llevar un registro detallado de los productos que ingresan y salen del negocio.</text:p>
        </text:list-item>
        <text:list-item>
          <text:p text:style-name="P10">Permitir al comerciante registrar la entrada y la salida de productos al inventario, por cualquiera de los canales.</text:p>
        </text:list-item>
        <text:list-item>
          <text:p text:style-name="P11">Crear un mecanismo que permita agilizar y facilitar las ventas del negocio, ya sea a crédito, de contado o en la combinación de ambas.</text:p>
        </text:list-item>
        <text:list-item>
          <text:p text:style-name="P11">Crear un sistema para crear y modificar las promociones efectuadas sobre los productos.</text:p>
        </text:list-item>
        <text:list-item>
          <text:p text:style-name="P11">Elaborar una aplicación para administrar la cartera de clientes, que le permita al comerciante crear y modificar clientes, además de verificar y actualizar el estado de cuenta.</text:p>
        </text:list-item>
        <text:list-item>
          <text:p text:style-name="P10">Crear un mecanismo de mensajes que genere la lista de productos que están a punto de agotarse o vencerse en el sistema.</text:p>
        </text:list-item>
        <text:list-item>
          <text:p text:style-name="P10">Permitir al comerciante consultar el stock del inventario de una forma sencilla y eficiente</text:p>
        </text:list-item>
        <text:list-item>
          <text:p text:style-name="P10">Elaborar un mecanismo de consulta para poder identificar el lote de entrada de productos de forma general y a detalle</text:p>
        </text:list-item>
      </text:list>
      <text:p text:style-name="P3"/>
      <text:p text:style-name="P6">Identificación de los objetos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</meta:initial-creator>
    <meta:creation-date>2009-11-04T16:23:40</meta:creation-date>
    <dc:date>2009-11-24T19:03:32</dc:date>
    <meta:editing-duration>PT04H50M58S</meta:editing-duration>
    <meta:editing-cycles>9</meta:editing-cycles>
    <meta:generator>OpenOffice.org/3.1$Linux OpenOffice.org_project/310m19$Build-9420</meta:generator>
    <dc:creator>Alberto </dc:creator>
    <meta:document-statistic meta:table-count="0" meta:image-count="0" meta:object-count="0" meta:page-count="1" meta:paragraph-count="22" meta:word-count="224" meta:character-count="1320"/>
  </office:meta>
</office:document-meta>
</file>